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299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6.3047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11.5256in"/>
    </style:style>
    <style:style style:name="co6" style:family="table-column">
      <style:table-column-properties fo:break-before="auto" style:column-width="0.89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6.80000019073486pt" style:language-asian="hi" style:country-asian="IN" style:font-style-asian="normal" style:font-weight-asian="normal" style:font-name-complex="Times New Roman" style:font-size-complex="6.80000019073486pt" style:language-complex="en" style:country-complex="US" style:font-style-complex="normal" style:font-weight-complex="normal"/>
    </style:style>
    <style:style style:name="ce3" style:family="table-cell" style:parent-style-name="Excel_20_Built-in_20_Normal">
      <style:text-properties style:font-size-asian="12pt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ext-properties fo:color="#000000" style:font-name="Times New Roman" fo:font-size="12pt" fo:language="en" fo:country="US" style:font-name-asian="Arial" style:language-asian="hi" style:country-asian="IN" style:font-name-complex="Times New Roman"/>
    </style:style>
    <style:style style:name="T1" style:family="text">
      <style:text-properties fo:color="#000000" style:font-name="Times New Roman" fo:font-size="12pt" style:letter-kerning="true" fo:language="en" fo:country="US" style:language-asian="hi" style:country-asian="IN" style:font-name-asian="Arial" style:font-name-complex="Times New Roman"/>
    </style:style>
    <style:style style:name="T2" style:family="text">
      <style:text-properties style:use-window-font-color="true" style:font-name="Times New Roman" fo:font-size="12pt" style:letter-kerning="true" fo:language="en" fo:country="US" style:language-asian="hi" style:country-asian="IN" style:font-name-asian="Arial" style:font-name-complex="Times New Roman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Times New Roman" fo:font-size="12pt" style:font-name-complex="Times New Roman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Times New Roman" fo:font-size="12pt" style:font-name-complex="Times New Roman" style:font-size-asian="12pt" style:font-size-complex="12pt" fo:color="#000000" style:letter-kerning="true" fo:language="en" fo:country="US" style:language-asian="hi" style:country-asian="IN" style:font-name-asian="Ari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Times New Roman" fo:font-size="12pt" style:font-name-complex="Times New Roman" style:font-size-asian="12pt" style:font-size-complex="12pt" style:use-window-font-color="tru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0000" style:font-name="Times New Roman" fo:font-size="12pt" style:letter-kerning="true" fo:language="en" fo:country="US" style:language-asian="hi" style:country-asian="IN" style:font-name-asian="Arial" style:font-name-complex="Times New Roman" style:font-size-asian="12pt" style:font-size-complex="12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use-window-font-color="true" style:font-name="Arial" fo:font-size="10pt" style:font-name-complex="Arial" style:font-size-asian="10pt" style:font-size-complex="10pt"/>
    </style:style>
    <style:style style:name="T9" style:family="text">
      <style:text-properties style:font-name="Times New Roman" fo:font-size="12pt" style:font-name-complex="Times New Roman" style:font-size-asian="12pt" style:font-size-complex="12pt"/>
    </style:style>
    <style:style style:name="T10" style:family="text">
      <style:text-properties style:font-name="Times New Roman" fo:font-size="12pt" style:font-name-complex="Times New Roman" style:font-size-asian="12pt" style:font-size-complex="12pt" fo:color="#000000" style:letter-kerning="true" fo:language="en" fo:country="US" style:language-asian="hi" style:country-asian="IN" style:font-name-asian="Arial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complex="Times New Roman" fo:color="#000000" fo:font-size="12pt" style:letter-kerning="true" fo:language="en" fo:country="US" style:language-asian="hi" style:country-asian="IN" style:font-name-asian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59" table:default-cell-style-name="Excel_20_Built-in_20_Normal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As a user, I want to create a claim so that I can recover my losses.</text:p>
          </table:table-cell>
          <table:table-cell/>
          <table:table-cell table:style-name="ce1" office:value-type="string" calcext:value-type="string">
            <text:p>Feature: User Login Logout</text:p>
          </table:table-cell>
          <table:table-cell/>
          <table:table-cell office:value-type="string" calcext:value-type="string">
            <text:p>Feature: <text:span text:style-name="T1">Shield Handler</text:span> Login Logou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user, I want to create an account so that I can login.</text:p>
          </table:table-cell>
          <table:table-cell/>
          <table:table-cell table:style-name="ce1" office:value-type="string" calcext:value-type="string">
            <text:p>Scenario: As a user, I want to login so that I can view my claims.</text:p>
          </table:table-cell>
          <table:table-cell/>
          <table:table-cell office:value-type="string" calcext:value-type="string">
            <text:p><text:span text:style-name="T3">Scenario: </text:span><text:span text:style-name="T4">As a </text:span><text:span text:style-name="T5">Shield Handler</text:span><text:span text:style-name="T6">, I want to login so that I can approve or deny a claim.</text:span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user, I want to login so that I can view my claims. </text:p>
          </table:table-cell>
          <table:table-cell/>
          <table:table-cell office:value-type="string" calcext:value-type="string">
            <text:p>Given the user is on the login page</text:p>
          </table:table-cell>
          <table:table-cell/>
          <table:table-cell office:value-type="string" calcext:value-type="string">
            <text:p>Given the <text:span text:style-name="T1">Shield Handler</text:span> is on the login pag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user, I want to logout so that my information does not remain available on my computer.</text:p>
          </table:table-cell>
          <table:table-cell/>
          <table:table-cell office:value-type="string" calcext:value-type="string">
            <text:p>When the user enters a username into the username box</text:p>
          </table:table-cell>
          <table:table-cell/>
          <table:table-cell office:value-type="string" calcext:value-type="string">
            <text:p>When the <text:span text:style-name="T1">Shield Handler</text:span> enters a username into the username box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user, I want to view how much I have recovered so that I can keep track.</text:p>
          </table:table-cell>
          <table:table-cell/>
          <table:table-cell office:value-type="string" calcext:value-type="string">
            <text:p>When the user enters a password into the password box</text:p>
          </table:table-cell>
          <table:table-cell/>
          <table:table-cell office:value-type="string" calcext:value-type="string">
            <text:p>When the <text:span text:style-name="T1">Shield Handler</text:span> enters a password into the password box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string" calcext:value-type="string">
            <text:p>When the user clicks the login button</text:p>
          </table:table-cell>
          <table:table-cell/>
          <table:table-cell office:value-type="string" calcext:value-type="string">
            <text:p>When the <text:span text:style-name="T1">Shield Handler</text:span> clicks the login butto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s a <text:span text:style-name="T1">Shield Handler</text:span>, I want to login so that I can approve or deny a claim.</text:p>
          </table:table-cell>
          <table:table-cell/>
          <table:table-cell office:value-type="string" calcext:value-type="string">
            <text:p>Then the user is directed to the user page</text:p>
          </table:table-cell>
          <table:table-cell/>
          <table:table-cell office:value-type="string" calcext:value-type="string">
            <text:p>Then the <text:span text:style-name="T1">Shield Handler</text:span> is directed to the compensation agent pag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s a <text:span text:style-name="T1">Shield Handler</text:span>, I want to approve a claim so that the injured party can be compensated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s a <text:span text:style-name="T1">Shield Handler</text:span>, I want to deny a claim so that a frivolous claim is dismissed.</text:p>
          </table:table-cell>
          <table:table-cell/>
          <table:table-cell office:value-type="string" calcext:value-type="string">
            <text:p><text:span text:style-name="T3">Scenario: </text:span><text:span text:style-name="T4">As a user, I want to logout so that my information does not remain available on my computer.</text:span></text:p>
          </table:table-cell>
          <table:table-cell/>
          <table:table-cell office:value-type="string" calcext:value-type="string">
            <text:p><text:span text:style-name="T3">Scenario: </text:span><text:span text:style-name="T4">As a </text:span><text:span text:style-name="T5">Shield Handler</text:span><text:span text:style-name="T6">, I want logout so that my information does not remain available on my computer.</text:span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<text:span text:style-name="T1">Shield Handler</text:span>, I want to see pending claims so that I can make decisions about them.</text:p>
          </table:table-cell>
          <table:table-cell/>
          <table:table-cell table:style-name="ce1" office:value-type="string" calcext:value-type="string">
            <text:p>Given the user is on the user page</text:p>
          </table:table-cell>
          <table:table-cell/>
          <table:table-cell table:style-name="ce1" office:value-type="string" calcext:value-type="string">
            <text:p>Given the <text:span text:style-name="T1">Shield Handler</text:span> is on the Shield Handler pag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s a <text:span text:style-name="T1">Shield Handler</text:span>, I want to see user's previous claims so that I don't accidentally approve the same claim multiple times.</text:p>
          </table:table-cell>
          <table:table-cell/>
          <table:table-cell office:value-type="string" calcext:value-type="string">
            <text:p>When the user clicks the logout button</text:p>
          </table:table-cell>
          <table:table-cell/>
          <table:table-cell office:value-type="string" calcext:value-type="string">
            <text:p><text:span text:style-name="T3">When the </text:span><text:span text:style-name="T7">Shield Handler</text:span><text:span text:style-name="T8"> clicks the logout button</text:span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s a <text:span text:style-name="T1">Shield Handler</text:span>, I want to view a leaderboard, so that I can send an email if one Shield Agent is clearly causing too much damage.</text:p>
          </table:table-cell>
          <table:table-cell/>
          <table:table-cell office:value-type="string" calcext:value-type="string">
            <text:p>Then the user is directed to the login page</text:p>
          </table:table-cell>
          <table:table-cell/>
          <table:table-cell office:value-type="string" calcext:value-type="string">
            <text:p><text:span text:style-name="T3">Then the </text:span><text:span text:style-name="T7">Shield Handler</text:span><text:span text:style-name="T8"> is directed to the login page</text:span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s a <text:span text:style-name="T1">Shield Handler</text:span>, I want logout so that my information does not remain available on my computer.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span text:style-name="T2">As a Shield Handler, I want to check debriefings, so that I can be better informed for my decisions.</text:span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s a Shield Agent, I want to login so that I can view my claims and statistics.</text:p>
          </table:table-cell>
          <table:table-cell/>
          <table:table-cell office:value-type="string" calcext:value-type="string">
            <text:p>Feature: User Create Account</text:p>
          </table:table-cell>
          <table:table-cell/>
          <table:table-cell office:value-type="string" calcext:value-type="string">
            <text:p>Feature: <text:span text:style-name="T1">Shield Handler</text:span> Pending Claim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Shield Agent, I want to view a list of my claims so that I can see the damage I caused.</text:p>
          </table:table-cell>
          <table:table-cell/>
          <table:table-cell office:value-type="string" calcext:value-type="string">
            <text:p>Given the user is on the login page</text:p>
          </table:table-cell>
          <table:table-cell/>
          <table:table-cell office:value-type="string" calcext:value-type="string">
            <text:p><text:span text:style-name="T3">Scenario: </text:span><text:span text:style-name="T4">As a </text:span><text:span text:style-name="T5">Shield Handler</text:span><text:span text:style-name="T6">, I want to see pending claims so that I can make decisions about them.</text:span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Shield Agent, I want to send back a message on a pending claim, so that the compensation agent has the relevant information.</text:p>
          </table:table-cell>
          <table:table-cell/>
          <table:table-cell office:value-type="string" calcext:value-type="string">
            <text:p>When the user clicks the create account button</text:p>
          </table:table-cell>
          <table:table-cell/>
          <table:table-cell table:style-name="ce3" office:value-type="string" calcext:value-type="string">
            <text:p><text:span text:style-name="T9">Given the </text:span><text:span text:style-name="T10">Shield Handler</text:span><text:span text:style-name="T9"> is on the Shield Handler page</text:span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Shield Agent, I want to view my statistics, so that I can consider my actions in the future.</text:p>
          </table:table-cell>
          <table:table-cell/>
          <table:table-cell office:value-type="string" calcext:value-type="string">
            <text:p>Then the user is directed to the create account page</text:p>
          </table:table-cell>
          <table:table-cell/>
          <table:table-cell office:value-type="string" calcext:value-type="string">
            <text:p>Then the pending claims table exis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a Shield Agent, I want to view a leaderboard, so that I can see how my damage stacks up to other Shield Agents.</text:p>
          </table:table-cell>
          <table:table-cell/>
          <table:table-cell office:value-type="string" calcext:value-type="string">
            <text:p>When the user enters a username into the create username bo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 a Shield Agent, I want to logout so that my information does not remain available on my computer.</text:p>
          </table:table-cell>
          <table:table-cell/>
          <table:table-cell office:value-type="string" calcext:value-type="string">
            <text:p>When the user enters a password into the create password bo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span text:style-name="T2">As a Shield Agent, I want to create a debriefing, so that I can document my missions.!</text:span></text:p>
          </table:table-cell>
          <table:table-cell/>
          <table:table-cell office:value-type="string" calcext:value-type="string">
            <text:p>When the user enters the password into the confirm password box</text:p>
          </table:table-cell>
          <table:table-cell/>
          <table:table-cell office:value-type="string" calcext:value-type="string">
            <text:p>Feature: <text:span text:style-name="T1">Shield Handler</text:span> View User Previous Claim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2">As a Shield Agent, I want to view my previous debriefings, so that I can make better decisions.!</text:span></text:p>
          </table:table-cell>
          <table:table-cell/>
          <table:table-cell office:value-type="string" calcext:value-type="string">
            <text:p>When the user clicks the create account button</text:p>
          </table:table-cell>
          <table:table-cell/>
          <table:table-cell office:value-type="string" calcext:value-type="string">
            <text:p><text:span text:style-name="T3">Scenario: </text:span><text:span text:style-name="T4">As a </text:span><text:span text:style-name="T5">Shield Handler</text:span><text:span text:style-name="T6">, I want to see user's previous claims so that I don't accidentally approve the same claim multiple times.</text:span>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string" calcext:value-type="string">
            <text:p>Then there is a prompt saying the user account has been successfully created.</text:p>
          </table:table-cell>
          <table:table-cell/>
          <table:table-cell table:style-name="ce3" office:value-type="string" calcext:value-type="string">
            <text:p><text:span text:style-name="T9">Given the </text:span><text:span text:style-name="T10">Shield Handler</text:span><text:span text:style-name="T9"> is on the Shield Handler page</text:span>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en the <text:span text:style-name="T1">Shield Handler</text:span> enters a user into the user search ba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the system, I should reject failed login attempts.</text:p>
          </table:table-cell>
          <table:table-cell table:number-columns-repeated="3"/>
          <table:table-cell office:value-type="string" calcext:value-type="string">
            <text:p>When the <text:span text:style-name="T1">Shield Handler</text:span> clicks the user search butt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the system, I should reject negative values for claim requests.</text:p>
          </table:table-cell>
          <table:table-cell table:number-columns-repeated="3"/>
          <table:table-cell office:value-type="string" calcext:value-type="string">
            <text:p>Then a table appears that displays the user previous claim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 the system, I should reject non-numeric values for claim requests.</text:p>
          </table:table-cell>
          <table:table-cell/>
          <table:table-cell office:value-type="string" calcext:value-type="string">
            <text:p>Feature:User Create Clai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Scenario: </text:span><text:span text:style-name="T4">As a user, I want to create a claim so that I can recover my losses.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  <table:table-cell/>
          <table:table-cell office:value-type="string" calcext:value-type="string">
            <text:p>Feature: <text:span text:style-name="T1">Shield Handler</text:span> View Leader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enters an amount in the claim amount box</text:p>
          </table:table-cell>
          <table:table-cell/>
          <table:table-cell office:value-type="string" calcext:value-type="string">
            <text:p><text:span text:style-name="T3">Scenario: </text:span><text:span text:style-name="T4">As a </text:span><text:span text:style-name="T5">Shield Handler</text:span><text:span text:style-name="T6">, I want to view a leaderboard, so that I can send an email if one Shield Agent is clearly causing too much damage.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enters a description for the claim</text:p>
          </table:table-cell>
          <table:table-cell/>
          <table:table-cell table:style-name="ce3" office:value-type="string" calcext:value-type="string">
            <text:p><text:span text:style-name="T9">Given the </text:span><text:span text:style-name="T10">Shield Handler</text:span><text:span text:style-name="T9"> is on the Shield Handler page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clicks the create claim button</text:p>
          </table:table-cell>
          <table:table-cell/>
          <table:table-cell office:value-type="string" calcext:value-type="string">
            <text:p>When the <text:span text:style-name="T1">Shield Handler</text:span> agent clicks the leaderboard ta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hen the claim is added to a table of pending claims</text:p>
          </table:table-cell>
          <table:table-cell/>
          <table:table-cell office:value-type="string" calcext:value-type="string">
            <text:p>Then a table appears that displays the Shield Agents leaderboar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calcext:value-type="string">
            <text:p>Feature: <text:span text:style-name="T1">Shield Handler </text:span>Approve/Deny claim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office:value-type="string" calcext:value-type="string">
            <text:p>Scenario: As a <text:span text:style-name="T1">Shield Handler</text:span>, I want to be able to approve a claim so that a user can be compensa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eature: User View Past claims</text:p>
          </table:table-cell>
          <table:table-cell/>
          <table:table-cell table:style-name="ce4" office:value-type="string" calcext:value-type="string">
            <text:p><text:span text:style-name="T11">Given the </text:span><text:span text:style-name="T12">Shield Handler</text:span><text:span text:style-name="T11"> is on the Shield Handler page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Scenario: </text:span><text:span text:style-name="T4">As a user, I want to view how much I have recovered so that I can keep track.</text:span></text:p>
          </table:table-cell>
          <table:table-cell/>
          <table:table-cell table:style-name="ce4" office:value-type="string" calcext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  <table:table-cell/>
          <table:table-cell table:style-name="ce4" office:value-type="string" calcext:value-type="string">
            <text:p>When: The <text:span text:style-name="T1">Shield Handler</text:span> clicks on the Approve radio inpu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hen the user can see previous claims</text:p>
          </table:table-cell>
          <table:table-cell/>
          <table:table-cell table:style-name="ce4" office:value-type="string" calcext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office:value-type="string" calcext:value-type="string">
            <text:p>Then: The <text:span text:style-name="T1">Shield Handler</text:span> should be alerted that the claim has been approved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eature: Login Attempt Failure</text:p>
          </table:table-cell>
          <table:table-cell/>
          <table:table-cell table:style-name="ce4" office:value-type="string" calcext:value-type="string">
            <text:p>Scenario: As a <text:span text:style-name="T1">Shield Handler</text:span>, I want to be able to deny a claim so that a user can be compensa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Scenario: </text:span><text:span text:style-name="T4">As the system, I should reject failed login attempts.</text:span></text:p>
          </table:table-cell>
          <table:table-cell/>
          <table:table-cell table:style-name="ce4" office:value-type="string" calcext:value-type="string">
            <text:p><text:span text:style-name="T11">Given the </text:span><text:span text:style-name="T12">Shield Handler</text:span><text:span text:style-name="T11"> is on the Shield Handler page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iven the user is on the login page</text:p>
          </table:table-cell>
          <table:table-cell/>
          <table:table-cell table:style-name="ce4" office:value-type="string" calcext:value-type="string">
            <text:p>When: The <text:span text:style-name="T1">Shield Handler</text:span> clicks on a button to view pending claim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enters a username into the create username box</text:p>
          </table:table-cell>
          <table:table-cell/>
          <table:table-cell table:style-name="ce4" office:value-type="string" calcext:value-type="string">
            <text:p>When: The <text:span text:style-name="T1">Shield Handler</text:span> clicks on the Deny radio inpu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enters a wrong password into the password box</text:p>
          </table:table-cell>
          <table:table-cell/>
          <table:table-cell table:style-name="ce4" office:value-type="string" calcext:value-type="string">
            <text:p>When: The <text:span text:style-name="T1">Shield Handler</text:span> clicks submi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When the user clicks the login button</text:p>
          </table:table-cell>
          <table:table-cell/>
          <table:table-cell table:style-name="ce4" office:value-type="string" calcext:value-type="string">
            <text:p>Then: The <text:span text:style-name="T1">Shield Handler</text:span> should be alerted that the claim has been deni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hen there is an alert telling the user that the login information is incorrec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Feature: Shield Handler Debrief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 office:value-type="string" calcext:value-type="string">
            <text:p>Scenario: <text:span text:style-name="T1">As a Shield Handler, I want to check debriefings, so that I can be better informed for my decisions.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eature: Claim Attempt Failure</text:p>
          </table:table-cell>
          <table:table-cell/>
          <table:table-cell table:style-name="ce4" office:value-type="string" calcext:value-type="string">
            <text:p><text:span text:style-name="T11">Given the </text:span><text:span text:style-name="T12">Shield Handler</text:span><text:span text:style-name="T11"> is on the Shield Handler page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3">Scenario: </text:span><text:span text:style-name="T4">As the system, I should reject negative values for claim requests.</text:span></text:p>
          </table:table-cell>
          <table:table-cell/>
          <table:table-cell table:style-name="ce4" office:value-type="string" calcext:value-type="string">
            <text:p>When the Shield Handler selects a Shield Agent in the Shield Agent Selector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iven the user is on the user page</text:p>
          </table:table-cell>
          <table:table-cell/>
          <table:table-cell table:style-name="ce4" office:value-type="string" calcext:value-type="string">
            <text:p>Then a table appears that displays the Shield Agents previous debrief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hen the user enters a negative amount in the claim amount box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hen the user enters a description for the claim</text:p>
          </table:table-cell>
          <table:table-cell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When the user clicks the create claim butto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hen there is an alert telling the user there is an error with the claim amount</text:p>
          </table:table-cell>
          <table:table-cell table:number-columns-repeated="1021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Logi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, I want to login so that I can manage my claim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Scenario: </text:span><text:span text:style-name="T4">As the system, I should reject non-numeric values for claim requests.</text:span></text:p>
          </table:table-cell>
          <table:table-cell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Given the user is on the user page</text:p>
          </table:table-cell>
          <table:table-cell/>
          <table:table-cell table:style-name="ce5" office:value-type="string" calcext:value-type="string">
            <text:p>When: The shield agent enters their username in the username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When the user enters a non-numeric amount in the claim amount box</text:p>
          </table:table-cell>
          <table:table-cell/>
          <table:table-cell table:style-name="ce5" office:value-type="string" calcext:value-type="string">
            <text:p>When: The shield agent enters their password in the password inpu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When the user enters a description for the claim</text:p>
          </table:table-cell>
          <table:table-cell/>
          <table:table-cell table:style-name="ce5" office:value-type="string" calcext:value-type="string">
            <text:p>When: The shield agent clicks on the login butt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When the user clicks the create claim button</text:p>
          </table:table-cell>
          <table:table-cell/>
          <table:table-cell table:style-name="ce5" office:value-type="string" calcext:value-type="string">
            <text:p>Then: The shield agent should be logged in and redirected to the shield agent hom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hen there is an alert telling the user there is an error with the claim amount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Viewing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 I want to be able to view my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on a claims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Then: A table with the list of claims against the shield agent is populate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Messsaging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, I want to be able to send a message on a pending claim to the compesation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on the claim, the shield agent is redirected to a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is on the claim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on the message inp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inputs a mess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Sen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Then: The claim is updated with a message from the shield age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, I want to be able to view my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on the view statistic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Then: The shield agent will see statistics that go along with their claim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Leaderboard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, I want to be able to view a leaderboard so that I can compare my damage to other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Then: The shield agent should see statistics of the top 3 shield agents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Feature: Shield Agent Logou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cenario: As a shield agent, I want to be able to logout of my account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When: The shield agent clicks the logout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Then: The shield agent is redirected to the login pag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Feature: Shield Agent Debrief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enario: <text:span text:style-name="T1">As a Shield Agent, I want to create a debriefing, so that I can document my missions.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Given the Shield Agent is in the Shield Agent pag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When the Shield Agent enters a date into the debriefing date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When the Shield Agent enters a location into the debriefing location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When the Shield Agent enters the debriefing text into the debriefing text box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When the Shield Agent clicks the create debriefing butto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hen a new debriefing is added to the debriefing t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Scenario: <text:span text:style-name="T1">As a Shield Agent, I want to view my previous debriefings, so that I can make better decisions.</text:span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<text:span text:style-name="T1">Given the Shield Agent is in the Shield Agent page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hen there is a table of previous debriefings</text:p>
          </table:table-cell>
          <table:table-cell table:number-columns-repeated="1019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00:16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29T14:42:07.073000000</dc:date>
    <meta:generator>LibreOffice/6.4.4.2$Windows_X86_64 LibreOffice_project/3d775be2011f3886db32dfd395a6a6d1ca2630ff</meta:generator>
    <meta:editing-duration>PT1H29M35S</meta:editing-duration>
    <meta:editing-cycles>6</meta:editing-cycles>
    <meta:document-statistic meta:table-count="1" meta:cell-count="165" meta:object-count="0"/>
  </office:meta>
</office:document-meta>
</file>